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rticipants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table:number-columns-repeated="13"/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table:number-columns-repeated="13"/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table:number-columns-repeated="13"/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anada</text:p>
          </table:table-cell>
          <table:table-cell table:number-columns-repeated="13"/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BGR</text:p>
          </table:table-cell>
          <table:table-cell office:value-type="string" calcext:value-type="string">
            <text:p>Bulgaria</text:p>
          </table:table-cell>
        </table:table-row>
        <table:table-row table:style-name="ro1">
          <table:table-cell office:value-type="string" calcext:value-type="string">
            <text:p>CHE</text:p>
          </table:table-cell>
          <table:table-cell office:value-type="string" calcext:value-type="string">
            <text:p>Switzerland</text:p>
          </table:table-cell>
          <table:table-cell table:number-columns-repeated="13"/>
          <table:table-cell office:value-type="string" calcext:value-type="string">
            <text:p>CAN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CSK</text:p>
          </table:table-cell>
          <table:table-cell office:value-type="string" calcext:value-type="string">
            <text:p>Czechoslovakia</text:p>
          </table:table-cell>
          <table:table-cell table:number-columns-repeated="13"/>
          <table:table-cell office:value-type="string" calcext:value-type="string">
            <text:p>CHE</text:p>
          </table:table-cell>
          <table:table-cell office:value-type="string" calcext:value-type="string">
            <text:p>Switzerland</text:p>
          </table:table-cell>
        </table:table-row>
        <table:table-row table:style-name="ro1">
          <table:table-cell office:value-type="string" calcext:value-type="string">
            <text:p>DDR</text:p>
          </table:table-cell>
          <table:table-cell office:value-type="string" calcext:value-type="string">
            <text:p>East Germany</text:p>
          </table:table-cell>
          <table:table-cell table:number-columns-repeated="13"/>
          <table:table-cell office:value-type="string" calcext:value-type="string">
            <text:p>CSK</text:p>
          </table:table-cell>
          <table:table-cell office:value-type="string" calcext:value-type="string">
            <text:p>Czechoslovakia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/West Germany</text:p>
          </table:table-cell>
          <table:table-cell table:number-columns-repeated="13"/>
          <table:table-cell office:value-type="string" calcext:value-type="string">
            <text:p>DDR</text:p>
          </table:table-cell>
          <table:table-cell office:value-type="string" calcext:value-type="string">
            <text:p>East Germany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DEN</text:p>
          </table:table-cell>
          <table:table-cell office:value-type="string" calcext:value-type="string">
            <text:p>Denmark</text:p>
          </table:table-cell>
        </table:table-row>
        <table:table-row table:style-name="ro1">
          <table:table-cell office:value-type="string" calcext:value-type="string">
            <text:p>DNK</text:p>
          </table:table-cell>
          <table:table-cell office:value-type="string" calcext:value-type="string">
            <text:p>Denmark</text:p>
          </table:table-cell>
          <table:table-cell table:number-columns-repeated="13"/>
          <table:table-cell office:value-type="string" calcext:value-type="string">
            <text:p>DEU</text:p>
          </table:table-cell>
          <table:table-cell office:value-type="string" calcext:value-type="string">
            <text:p>Germany/West Germany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table:number-columns-repeated="13"/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GBR</text:p>
          </table:table-cell>
          <table:table-cell office:value-type="string" calcext:value-type="string">
            <text:p>Great Britain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table:number-columns-repeated="13"/>
          <table:table-cell office:value-type="string" calcext:value-type="string">
            <text:p>HUN</text:p>
          </table:table-cell>
          <table:table-cell office:value-type="string" calcext:value-type="string">
            <text:p>Hungary</text:p>
          </table:table-cell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United Kingdom/Great Britain</text:p>
          </table:table-cell>
          <table:table-cell table:number-columns-repeated="13"/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HUN</text:p>
          </table:table-cell>
          <table:table-cell office:value-type="string" calcext:value-type="string">
            <text:p>Hungary</text:p>
          </table:table-cell>
          <table:table-cell table:number-columns-repeated="13"/>
          <table:table-cell office:value-type="string" calcext:value-type="string">
            <text:p>JPN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table:number-columns-repeated="13"/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</table:table-row>
        <table:table-row table:style-name="ro1">
          <table:table-cell office:value-type="string" calcext:value-type="string">
            <text:p>JPN</text:p>
          </table:table-cell>
          <table:table-cell office:value-type="string" calcext:value-type="string">
            <text:p>Japan</text:p>
          </table:table-cell>
          <table:table-cell table:number-columns-repeated="13"/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NOR</text:p>
          </table:table-cell>
          <table:table-cell office:value-type="string" calcext:value-type="string">
            <text:p>Norway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POL</text:p>
          </table:table-cell>
          <table:table-cell office:value-type="string" calcext:value-type="string">
            <text:p>Poland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table:number-columns-repeated="13"/>
          <table:table-cell office:value-type="string" calcext:value-type="string">
            <text:p>ROU</text:p>
          </table:table-cell>
          <table:table-cell office:value-type="string" calcext:value-type="string">
            <text:p>Romani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UN</text:p>
          </table:table-cell>
          <table:table-cell office:value-type="string" calcext:value-type="string">
            <text:p>Soviet Union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table:number-columns-repeated="13"/>
          <table:table-cell office:value-type="string" calcext:value-type="string">
            <text:p>SWE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table:number-columns-repeated="13"/>
          <table:table-cell table:number-columns-repeated="2"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Norway</text:p>
          </table:table-cell>
          <table:table-cell table:number-columns-repeated="13"/>
          <table:table-cell office:value-type="string" calcext:value-type="string">
            <text:p>YUG</text:p>
          </table:table-cell>
          <table:table-cell office:value-type="string" calcext:value-type="string">
            <text:p>Yugoslavia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string" calcext:value-type="string">
            <text:p>Poland</text:p>
          </table:table-cell>
          <table:table-cell table:number-columns-repeated="13"/>
          <table:table-cell office:value-type="string" calcext:value-type="string">
            <text:p>ZAF</text:p>
          </table:table-cell>
          <table:table-cell office:value-type="string" calcext:value-type="string">
            <text:p>South Africa</text:p>
          </table:table-cell>
        </table:table-row>
        <table:table-row table:style-name="ro1">
          <table:table-cell office:value-type="string" calcext:value-type="string">
            <text:p>ROU</text:p>
          </table:table-cell>
          <table:table-cell office:value-type="string" calcext:value-type="string">
            <text:p>Roman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Soviet Un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WE</text:p>
          </table:table-cell>
          <table:table-cell office:value-type="string" calcext:value-type="string">
            <text:p>Sweden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U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UG</text:p>
          </table:table-cell>
          <table:table-cell office:value-type="string" calcext:value-type="string">
            <text:p>Yugoslavia</text:p>
          </table:table-cell>
          <table:table-cell table:number-columns-repeated="15"/>
        </table:table-row>
      </table:table>
      <table:table table:name="1920_S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L</text:p>
          </table:table-cell>
        </table:table-row>
      </table:table>
      <table:table table:name="192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</table:table>
      <table:table table:name="192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N</text:p>
          </table:table-cell>
        </table:table-row>
      </table:table>
      <table:table table:name="193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L</text:p>
          </table:table-cell>
        </table:table-row>
      </table:table>
      <table:table table:name="193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</table:table>
      <table:table table:name="193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</text:p>
          </table:table-cell>
        </table:table-row>
      </table:table>
      <table:table table:name="1933_WC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  <table:table-cell table:number-columns-repeated="11"/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CK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</table:table>
      <table:table table:name="193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</table:table>
      <table:table table:name="193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</table:table>
      <table:table table:name="193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</table:table>
      <table:table table:name="193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</table:table>
      <table:table table:name="193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</table:table>
      <table:table table:name="193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</table:table>
      <table:table table:name="194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L</text:p>
          </table:table-cell>
        </table:table-row>
      </table:table>
      <table:table table:name="194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</table:table>
      <table:table table:name="194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</table:table-row>
      </table:table>
      <table:table table:name="195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</table:table>
      <table:table table:name="195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</table:table>
      <table:table table:name="195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</table:table-row>
      </table:table>
      <table:table table:name="195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</table:table>
      <table:table table:name="195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</table:table>
      <table:table table:name="195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</table:table>
      <table:table table:name="1956_WOG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  <table:table-cell table:number-columns-repeated="10"/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DR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string" calcext:value-type="string">
            <text:p>BEL</text:p>
          </table:table-cell>
        </table:table-row>
      </table:table>
      <table:table table:name="195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PN</text:p>
          </table:table-cell>
        </table:table-row>
      </table:table>
      <table:table table:name="195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</table:table>
      <table:table table:name="195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</table:table>
      <table:table table:name="1960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</text:p>
          </table:table-cell>
        </table:table-row>
      </table:table>
      <table:table table:name="196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</text:p>
          </table:table-cell>
        </table:table-row>
      </table:table>
      <table:table table:name="196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N</text:p>
          </table:table-cell>
        </table:table-row>
      </table:table>
      <table:table table:name="196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6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</table:table>
      <table:table table:name="196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</table:table>
      <table:table table:name="196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AF</text:p>
          </table:table-cell>
        </table:table-row>
      </table:table>
      <table:table table:name="196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LD</text:p>
          </table:table-cell>
        </table:table-row>
      </table:table>
      <table:table table:name="196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</table:table>
      <table:table table:name="196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N</text:p>
          </table:table-cell>
        </table:table-row>
      </table:table>
      <table:table table:name="197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6T22:57:16.425000000</meta:creation-date>
    <dc:date>2024-01-07T00:31:57.891000000</dc:date>
    <meta:editing-duration>PT1H34M23S</meta:editing-duration>
    <meta:editing-cycles>37</meta:editing-cycles>
    <meta:generator>LibreOffice/7.5.2.2$Windows_X86_64 LibreOffice_project/53bb9681a964705cf672590721dbc85eb4d0c3a2</meta:generator>
    <meta:document-statistic meta:table-count="38" meta:cell-count="1176" meta:object-count="0"/>
  </office:meta>
</office:document-meta>
</file>